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Tabell1.J26" table:end-x="29.65pt" table:end-y="5.19pt" draw:z-index="0" draw:style-name="gr1" svg:width="335.4pt" svg:height="312.07pt" svg:x="15.56pt" svg:y="1.47pt">
              <draw:object draw:notify-on-update-of-ranges="Tabell1.A4:Tabell1.A15 Tabell1.B3:Tabell1.B3 Tabell1.B4:Tabell1.B15 Tabell1.C3:Tabell1.C3 Tabell1.C4:Tabell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ånad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Januari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bruari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s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pril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j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ni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li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ugusti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ptember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ktober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vember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45.1275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0:06.321915000</dc:date>
    <meta:editing-duration>PT1H33M4S</meta:editing-duration>
    <meta:editing-cycles>24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Tabell1.A4:Tabell1.C15 Tabell1.B3:Tabell1.C3" chart:data-source-has-labels="both" svg:x="1.246cm" svg:y="0.218cm" svg:width="9.002cm" svg:height="9.521cm">
          <chartooo:coordinate-region svg:x="1.811cm" svg:y="0.391cm" svg:width="8.437cm" svg:height="7.64cm"/>
          <chart:axis chart:dimension="x" chart:name="primary-x" chart:style-name="ch4" chartooo:axis-type="text">
            <chart:title svg:x="5.204cm" svg:y="9.957cm" chart:style-name="ch5">
              <text:p>Månad</text:p>
            </chart:title>
            <chart:categories table:cell-range-address="Tabell1.A4:Tabell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Tabell1.B4:Tabell1.B15" chart:label-cell-address="Tabell1.B3:Tabell1.B3" chart:class="chart:bar">
            <chart:data-point chart:repeated="12"/>
          </chart:series>
          <chart:series chart:style-name="ch10" chart:values-cell-range-address="Tabell1.C4:Tabell1.C15" chart:label-cell-address="Tabell1.C3:Tabell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Tabell1.B3:Tabell1.B3</svg:desc>
                </draw:g>
              </table:table-cell>
              <table:table-cell office:value-type="string">
                <text:p>2018</text:p>
                <draw:g>
                  <svg:desc>Tabell1.C3:Tabell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i </text:p>
                <draw:g>
                  <svg:desc>Tabell1.A4:Tabell1.A15</svg:desc>
                </draw:g>
              </table:table-cell>
              <table:table-cell office:value-type="float" office:value="20">
                <text:p>20</text:p>
                <draw:g>
                  <svg:desc>Tabell1.B4:Tabell1.B15</svg:desc>
                </draw:g>
              </table:table-cell>
              <table:table-cell office:value-type="float" office:value="24">
                <text:p>24</text:p>
                <draw:g>
                  <svg:desc>Tabell1.C4:Tabell1.C15</svg:desc>
                </draw:g>
              </table:table-cell>
            </table:table-row>
            <table:table-row>
              <table:table-cell office:value-type="string">
                <text:p>Februari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i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